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81d41a" draw:textarea-vertical-align="middle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9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62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2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63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57cm" loext:decorative="false"/>
      <style:paragraph-properties style:writing-mode="lr-tb"/>
    </style:style>
    <style:style style:name="P1" style:family="paragraph">
      <loext:graphic-properties draw:fill="solid" draw:fill-color="#81d41a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text-properties fo:font-size="12pt" fo:font-weight="bold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586cm" svg:height="1.904cm" svg:x="3.54cm" svg:y="6.397cm" svg:viewBox="0 0 1587 1905" draw:points="577,0 0,1905 1587,1319">
          <text:p/>
        </draw:polygon>
        <draw:polygon draw:style-name="gr1" draw:text-style-name="P1" draw:layer="layout" svg:width="1.586cm" svg:height="1.904cm" svg:x="5.445cm" svg:y="6.08cm" svg:viewBox="0 0 1587 1905" draw:points="1389,0 0,847 1587,1905">
          <text:p/>
        </draw:polygon>
        <draw:polygon draw:style-name="gr1" draw:text-style-name="P1" draw:layer="layout" svg:width="1.587cm" svg:height="2.221cm" svg:x="7.985cm" svg:y="5.763cm" svg:viewBox="0 0 1588 2222" draw:points="1270,0 0,1270 1588,2222">
          <text:p/>
        </draw:polygon>
        <draw:polygon draw:style-name="gr1" draw:text-style-name="P1" draw:layer="layout" svg:width="1.586cm" svg:height="2.221cm" svg:x="9.255cm" svg:y="5.763cm" svg:viewBox="0 0 1587 2222" draw:points="1587,2222 0,0 318,2222">
          <text:p/>
        </draw:polygon>
        <draw:polygon draw:style-name="gr1" draw:text-style-name="P1" draw:layer="layout" svg:width="1.904cm" svg:height="1.904cm" svg:x="10.842cm" svg:y="6.08cm" svg:viewBox="0 0 1905 1905" draw:points="1905,1587 0,1905 0,0">
          <text:p/>
        </draw:polygon>
        <draw:polygon draw:style-name="gr1" draw:text-style-name="P1" draw:layer="layout" svg:width="1.586cm" svg:height="2.222cm" svg:x="9.255cm" svg:y="5.762cm" svg:viewBox="0 0 1587 2223" draw:points="1587,318 0,0 1587,2223">
          <text:p/>
        </draw:polygon>
        <draw:line draw:style-name="gr2" draw:text-style-name="P2" draw:layer="layout" svg:x1="6.075cm" svg:y1="3.992cm" svg:x2="9.25cm" svg:y2="3.992cm">
          <text:p/>
        </draw:line>
        <draw:polygon draw:style-name="gr1" draw:text-style-name="P1" draw:layer="layout" svg:width="1.269cm" svg:height="1.269cm" svg:x="3.222cm" svg:y="10.69cm" svg:viewBox="0 0 1270 1270" draw:points="0,0 1270,0 1270,1270 0,1270">
          <text:p/>
        </draw:polygon>
        <draw:polygon draw:style-name="gr1" draw:text-style-name="P1" draw:layer="layout" svg:width="1.586cm" svg:height="1.269cm" svg:x="5.445cm" svg:y="10.69cm" svg:viewBox="0 0 1587 1270" draw:points="0,0 952,0 1587,952 0,1270">
          <text:p/>
        </draw:polygon>
        <draw:polygon draw:style-name="gr1" draw:text-style-name="P1" draw:layer="layout" svg:width="1.904cm" svg:height="1.586cm" svg:x="8.602cm" svg:y="10.272cm" svg:viewBox="0 0 1905 1587" draw:points="318,0 1905,0 1905,1587 0,1270">
          <text:p/>
        </draw:polygon>
        <draw:polygon draw:style-name="gr1" draw:text-style-name="P1" draw:layer="layout" svg:width="1.587cm" svg:height="1.586cm" svg:x="10.507cm" svg:y="10.272cm" svg:viewBox="0 0 1588 1587" draw:points="1270,0 0,0 0,1587 1588,1587">
          <text:p/>
        </draw:polygon>
        <draw:polygon draw:style-name="gr1" draw:text-style-name="P1" draw:layer="layout" svg:width="1.587cm" svg:height="1.586cm" svg:x="11.777cm" svg:y="10.272cm" svg:viewBox="0 0 1588 1587" draw:points="1270,0 0,0 318,1587 1588,952">
          <text:p/>
        </draw:polygon>
        <draw:frame draw:style-name="gr3" draw:text-style-name="P3" draw:layer="layout" svg:width="1.27cm" svg:height="1.199cm" svg:x="3.54cm" svg:y="5.672cm">
          <draw:text-box>
            <text:p><text:span text:style-name="T1">v0</text:span></text:p>
          </draw:text-box>
        </draw:frame>
        <draw:frame draw:style-name="gr4" draw:text-style-name="P3" draw:layer="layout" svg:width="1.27cm" svg:height="0.725cm" svg:x="2.905cm" svg:y="8.212cm">
          <draw:text-box>
            <text:p><text:span text:style-name="T1">v1</text:span></text:p>
          </draw:text-box>
        </draw:frame>
        <draw:frame draw:style-name="gr4" draw:text-style-name="P3" draw:layer="layout" svg:width="1.27cm" svg:height="0.725cm" svg:x="4.81cm" svg:y="7.577cm">
          <draw:text-box>
            <text:p><text:span text:style-name="T1">v2</text:span></text:p>
          </draw:text-box>
        </draw:frame>
        <draw:frame draw:style-name="gr5" draw:text-style-name="P3" draw:layer="layout" svg:width="1.27cm" svg:height="1.043cm" svg:x="4.81cm" svg:y="6.307cm">
          <draw:text-box>
            <text:p><text:span text:style-name="T1">v3</text:span></text:p>
          </draw:text-box>
        </draw:frame>
        <draw:frame draw:style-name="gr4" draw:text-style-name="P3" draw:layer="layout" svg:width="1.27cm" svg:height="0.725cm" svg:x="6.397cm" svg:y="5.355cm">
          <draw:text-box>
            <text:p><text:span text:style-name="T1">v5</text:span></text:p>
          </draw:text-box>
        </draw:frame>
        <draw:frame draw:style-name="gr4" draw:text-style-name="P3" draw:layer="layout" svg:width="1.27cm" svg:height="0.725cm" svg:x="6.715cm" svg:y="7.895cm">
          <draw:text-box>
            <text:p><text:span text:style-name="T1">v4</text:span></text:p>
          </draw:text-box>
        </draw:frame>
        <draw:frame draw:style-name="gr3" draw:text-style-name="P3" draw:layer="layout" svg:width="1.269cm" svg:height="1.199cm" svg:x="5.123cm" svg:y="3.585cm">
          <draw:text-box>
            <text:p><text:span text:style-name="T1">v0</text:span></text:p>
          </draw:text-box>
        </draw:frame>
        <draw:frame draw:style-name="gr3" draw:text-style-name="P3" draw:layer="layout" svg:width="1.27cm" svg:height="1.199cm" svg:x="8.932cm" svg:y="3.04cm">
          <draw:text-box>
            <text:p><text:span text:style-name="T1">v1</text:span></text:p>
          </draw:text-box>
        </draw:frame>
        <draw:frame draw:style-name="gr4" draw:text-style-name="P3" draw:layer="layout" svg:width="1.269cm" svg:height="0.725cm" svg:x="8.933cm" svg:y="3.902cm">
          <draw:text-box>
            <text:p><text:span text:style-name="T1">v2</text:span></text:p>
          </draw:text-box>
        </draw:frame>
        <draw:frame draw:style-name="gr4" draw:text-style-name="P3" draw:layer="layout" svg:width="1.27cm" svg:height="0.725cm" svg:x="7.35cm" svg:y="6.397cm">
          <draw:text-box>
            <text:p><text:span text:style-name="T1">v0</text:span></text:p>
          </draw:text-box>
        </draw:frame>
        <draw:frame draw:style-name="gr6" draw:text-style-name="P3" draw:layer="layout" svg:width="1.269cm" svg:height="1.042cm" svg:x="8.938cm" svg:y="7.895cm">
          <draw:text-box>
            <text:p><text:span text:style-name="T1">v1</text:span></text:p>
          </draw:text-box>
        </draw:frame>
        <draw:frame draw:style-name="gr4" draw:text-style-name="P3" draw:layer="layout" svg:width="1.27cm" svg:height="0.725cm" svg:x="8.62cm" svg:y="5.037cm">
          <draw:text-box>
            <text:p><text:span text:style-name="T1">v2</text:span></text:p>
          </draw:text-box>
        </draw:frame>
        <draw:frame draw:style-name="gr4" draw:text-style-name="P3" draw:layer="layout" svg:width="1.27cm" svg:height="0.725cm" svg:x="10.525cm" svg:y="7.895cm">
          <draw:text-box>
            <text:p><text:span text:style-name="T1">v3</text:span></text:p>
          </draw:text-box>
        </draw:frame>
        <draw:frame draw:style-name="gr4" draw:text-style-name="P3" draw:layer="layout" svg:width="1.269cm" svg:height="0.725cm" svg:x="10.642cm" svg:y="5.445cm">
          <draw:text-box>
            <text:p><text:span text:style-name="T1">v4</text:span></text:p>
          </draw:text-box>
        </draw:frame>
        <draw:frame draw:style-name="gr4" draw:text-style-name="P3" draw:layer="layout" svg:width="1.269cm" svg:height="0.725cm" svg:x="12.43cm" svg:y="7.577cm">
          <draw:text-box>
            <text:p><text:span text:style-name="T1">v5</text:span></text:p>
          </draw:text-box>
        </draw:frame>
        <draw:frame draw:style-name="gr7" draw:text-style-name="P3" draw:layer="layout" svg:width="1.269cm" svg:height="0.787cm" svg:x="2.588cm" svg:y="10.055cm">
          <draw:text-box>
            <text:p><text:span text:style-name="T1">v0</text:span></text:p>
          </draw:text-box>
        </draw:frame>
        <draw:frame draw:style-name="gr3" draw:text-style-name="P3" draw:layer="layout" svg:width="0.97cm" svg:height="1.199cm" svg:x="8.285cm" svg:y="9.547cm">
          <draw:text-box>
            <text:p><text:span text:style-name="T1">v0</text:span></text:p>
          </draw:text-box>
        </draw:frame>
        <draw:frame draw:style-name="gr8" draw:text-style-name="P3" draw:layer="layout" svg:width="1.27cm" svg:height="0.877cm" svg:x="2.587cm" svg:y="11.87cm">
          <draw:text-box>
            <text:p><text:span text:style-name="T1">v1</text:span></text:p>
          </draw:text-box>
        </draw:frame>
        <draw:frame draw:style-name="gr3" draw:text-style-name="P3" draw:layer="layout" svg:width="0.97cm" svg:height="1.199cm" svg:x="7.967cm" svg:y="11.452cm">
          <draw:text-box>
            <text:p><text:span text:style-name="T1">v1</text:span></text:p>
          </draw:text-box>
        </draw:frame>
        <draw:frame draw:style-name="gr4" draw:text-style-name="P3" draw:layer="layout" svg:width="1.27cm" svg:height="0.725cm" svg:x="4.175cm" svg:y="11.87cm">
          <draw:text-box>
            <text:p><text:span text:style-name="T1">v2</text:span></text:p>
          </draw:text-box>
        </draw:frame>
        <draw:frame draw:style-name="gr3" draw:text-style-name="P3" draw:layer="layout" svg:width="1.287cm" svg:height="1.199cm" svg:x="9.873cm" svg:y="9.547cm">
          <draw:text-box>
            <text:p><text:span text:style-name="T1">v2</text:span></text:p>
          </draw:text-box>
        </draw:frame>
        <draw:frame draw:style-name="gr7" draw:text-style-name="P3" draw:layer="layout" svg:width="1.27cm" svg:height="0.787cm" svg:x="3.857cm" svg:y="10.055cm">
          <draw:text-box>
            <text:p><text:span text:style-name="T1">v3</text:span></text:p>
          </draw:text-box>
        </draw:frame>
        <draw:frame draw:style-name="gr7" draw:text-style-name="P3" draw:layer="layout" svg:width="1.27cm" svg:height="0.787cm" svg:x="4.81cm" svg:y="10.055cm">
          <draw:text-box>
            <text:p><text:span text:style-name="T1">v4</text:span></text:p>
          </draw:text-box>
        </draw:frame>
        <draw:frame draw:style-name="gr3" draw:text-style-name="P3" draw:layer="layout" svg:width="1.287cm" svg:height="1.199cm" svg:x="11.46cm" svg:y="9.547cm">
          <draw:text-box>
            <text:p><text:span text:style-name="T1">v4</text:span></text:p>
          </draw:text-box>
        </draw:frame>
        <draw:frame draw:style-name="gr9" draw:text-style-name="P3" draw:layer="layout" svg:width="1.287cm" svg:height="0.887cm" svg:x="9.873cm" svg:y="11.86cm">
          <draw:text-box>
            <text:p><text:span text:style-name="T1">v3</text:span></text:p>
          </draw:text-box>
        </draw:frame>
        <draw:frame draw:style-name="gr8" draw:text-style-name="P3" draw:layer="layout" svg:width="1.27cm" svg:height="0.877cm" svg:x="5.127cm" svg:y="11.87cm">
          <draw:text-box>
            <text:p><text:span text:style-name="T1">v5</text:span></text:p>
          </draw:text-box>
        </draw:frame>
        <draw:frame draw:style-name="gr10" draw:text-style-name="P3" draw:layer="layout" svg:width="1.288cm" svg:height="0.977cm" svg:x="11.777cm" svg:y="11.77cm">
          <draw:text-box>
            <text:p><text:span text:style-name="T1">v5</text:span></text:p>
          </draw:text-box>
        </draw:frame>
        <draw:frame draw:style-name="gr4" draw:text-style-name="P3" draw:layer="layout" svg:width="1.27cm" svg:height="0.725cm" svg:x="6.715cm" svg:y="11.46cm">
          <draw:text-box>
            <text:p><text:span text:style-name="T1">v6</text:span></text:p>
          </draw:text-box>
        </draw:frame>
        <draw:frame draw:style-name="gr7" draw:text-style-name="P3" draw:layer="layout" svg:width="1.27cm" svg:height="0.787cm" svg:x="6.08cm" svg:y="10.055cm">
          <draw:text-box>
            <text:p><text:span text:style-name="T1">v7</text:span></text:p>
          </draw:text-box>
        </draw:frame>
        <draw:frame draw:style-name="gr11" draw:text-style-name="P3" draw:layer="layout" svg:width="1.287cm" svg:height="0.888cm" svg:x="12.73cm" svg:y="9.637cm">
          <draw:text-box>
            <text:p><text:span text:style-name="T1">v6</text:span></text:p>
          </draw:text-box>
        </draw:frame>
        <draw:frame draw:style-name="gr10" draw:text-style-name="P3" draw:layer="layout" svg:width="1.287cm" svg:height="0.977cm" svg:x="13.048cm" svg:y="11.135cm">
          <draw:text-box>
            <text:p><text:span text:style-name="T1">v7</text:span></text:p>
          </draw:text-box>
        </draw:frame>
        <draw:frame draw:style-name="gr12" draw:text-style-name="P3" draw:layer="layout" svg:width="1.905cm" svg:height="0.807cm" svg:x="6.71cm" svg:y="2.95cm">
          <draw:text-box>
            <text:p><text:span text:style-name="T1">Lines</text:span></text:p>
          </draw:text-box>
        </draw:frame>
        <draw:frame draw:style-name="gr4" draw:text-style-name="P3" draw:layer="layout" svg:width="2.54cm" svg:height="0.725cm" svg:x="4.175cm" svg:y="5.055cm">
          <draw:text-box>
            <text:p><text:span text:style-name="T1">Triangles</text:span></text:p>
          </draw:text-box>
        </draw:frame>
        <draw:frame draw:style-name="gr4" draw:text-style-name="P3" draw:layer="layout" svg:width="3.175cm" svg:height="0.725cm" svg:x="9.572cm" svg:y="4.692cm">
          <draw:text-box>
            <text:p><text:span text:style-name="T1">Triangle strip</text:span></text:p>
          </draw:text-box>
        </draw:frame>
        <draw:frame draw:style-name="gr4" draw:text-style-name="P3" draw:layer="layout" svg:width="1.905cm" svg:height="0.725cm" svg:x="4.175cm" svg:y="9.265cm">
          <draw:text-box>
            <text:p><text:span text:style-name="T1">Quads</text:span></text:p>
          </draw:text-box>
        </draw:frame>
        <draw:frame draw:style-name="gr4" draw:text-style-name="P3" draw:layer="layout" svg:width="2.857cm" svg:height="0.725cm" svg:x="9.89cm" svg:y="8.847cm">
          <draw:text-box>
            <text:p><text:span text:style-name="T1">Quad stri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01:28:35.928584310</meta:creation-date>
    <dc:date>2025-12-14T02:38:46.409974427</dc:date>
    <meta:editing-duration>PT15M51S</meta:editing-duration>
    <meta:editing-cycles>4</meta:editing-cycles>
    <meta:generator>LibreOffice/25.8.2.2$Linux_X86_64 LibreOffice_project/580$Build-2</meta:generator>
    <meta:document-statistic meta:object-count="48"/>
  </office:meta>
</office:document-meta>
</file>